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Text_20_body" style:list-style-name="L56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 style:list-style-name="L5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21" style:family="paragraph" style:parent-style-name="Standard" style:list-style-name="L56">
      <style:text-properties style:font-name="Arial" fo:font-size="13pt" style:font-name-asian="Arimo" style:font-size-asian="13pt" style:font-size-complex="13pt"/>
    </style:style>
    <style:style style:name="P22" style:family="paragraph" style:parent-style-name="Table_20_Contents">
      <style:text-properties style:font-name="ＭＳ Ｐゴシック" style:font-name-asian="ＭＳ Ｐゴシック"/>
    </style:style>
    <style:style style:name="P23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2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>豊島区巣鴨２丁目計画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>晴れ。雲あり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>巣鴨駅（JR）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6557869339012062432" text:style-name="L1">
              <text:list-item>
                <text:p text:style-name="P24">大邦興業。２人。どちらも日本人。</text:p>
              </text:list-item>
              <text:list-item>
                <text:p text:style-name="P24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4">もう一人は、メガネあり。色付き。上着は、紫色っぽかったか。赤紫。優しそうな人だ。</text:p>
              </text:list-item>
              <text:list-item>
                <text:p text:style-name="P24">どちらも、６０前後か。背は１７０前後。ホースの人の方が、やや高いか。</text:p>
              </text:list-item>
              <text:list-item>
                <text:p text:style-name="P24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8633575329679567009" text:style-name="L2">
              <text:list-item>
                <text:p text:style-name="P25">加崎建設。バイブ２人。</text:p>
              </text:list-item>
              <text:list-item>
                <text:p text:style-name="P25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2789368943910224476" text:style-name="L3">
              <text:list-item>
                <text:p text:style-name="P26">石井電工。前回と同じ人。がたい、良し。あごひげあり。</text:p>
              </text:list-item>
              <text:list-item>
                <text:p text:style-name="P26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8060770536878860747" text:style-name="L4">
              <text:list-item>
                <text:p text:style-name="P27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6652926741042353155" text:style-name="L5">
              <text:list-item>
                <text:p text:style-name="P28">３人。若い人、２人。５０前後か、親方さんらしき人、１人。</text:p>
              </text:list-item>
              <text:list-item>
                <text:p text:style-name="P28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5859716573655134939" text:style-name="L6">
              <text:list-item>
                <text:p text:style-name="P29">小木建設工業。一人。若い人。確か、前回と同じ。</text:p>
              </text:list-item>
              <text:list-item>
                <text:p text:style-name="P29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322940927682937749" text:style-name="L7">
              <text:list-item>
                <text:p text:style-name="P30">前回と同じ。４０ぐらいの人。そして、３０前か、若い人。</text:p>
              </text:list-item>
              <text:list-item>
                <text:p text:style-name="P30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2603247419636976866" text:style-name="L8">
              <text:list-item>
                <text:p text:style-name="P31">鈴木さん。寝坊したとのことで、朝の連絡時、朝礼の挨拶を依頼される。</text:p>
              </text:list-item>
              <text:list-item>
                <text:p text:style-name="P31">「元請の新年会がある」とのことで、２時過ぎには現場を出るとのこと。</text:p>
              </text:list-item>
              <text:list-item>
                <text:p text:style-name="P31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114924482547705904" text:style-name="L9">
              <text:list-item>
                <text:p text:style-name="P32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405369760277194922" text:style-name="L10">
              <text:list-item>
                <text:p text:style-name="P33">階段から。柱を何本か入れて、隅のエレベーター区画。</text:p>
              </text:list-item>
              <text:list-item>
                <text:p text:style-name="P33">続けて、柱、壁。部屋と部屋の間の壁、「内壁」と呼ぶのか、は、スラブ下いっぱいまで入れる。</text:p>
              </text:list-item>
              <text:list-item>
                <text:p text:style-name="P33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8881239815938769620" text:style-name="L11">
              <text:list-item>
                <text:p text:style-name="P34">とげ抜き地蔵、再び訪れる。線香を買う。１束１００円、税込。</text:p>
              </text:list-item>
              <text:list-item>
                <text:p text:style-name="P34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4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2576946337590969578" text:style-name="L12">
              <text:list-item>
                <text:p text:style-name="P35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5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5">白い建物。壁の表面は、化粧板なのか、凸凹を入れてある。</text:p>
                  </text:list-item>
                  <text:list-item>
                    <text:p text:style-name="P35">表札有り。「滝野川　栗原」、だったか。「河原」だったかも知れない。</text:p>
                  </text:list-item>
                  <text:list-item>
                    <text:p text:style-name="P35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5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7056093178867523681" text:style-name="L13">
              <text:list-item>
                <text:p text:style-name="P36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5979269291220841600" text:style-name="L14">
              <text:list-item>
                <text:p text:style-name="P37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2"/>
      <text:p text:style-name="P4">[/ 20200112_105247]</text:p>
      <text:p text:style-name="P12"/>
      <text:p text:style-name="P7"/>
      <text:p text:style-name="P2">---------------------------------------------------------------</text:p>
      <text:p text:style-name="P4">[20200117_155330]</text:p>
      <text:p text:style-name="P12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春日秀樹様　共同住宅新築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4390079230518976056" text:style-name="L15">
              <text:list-item>
                <text:p text:style-name="P38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8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8887411098876018959" text:style-name="L16">
              <text:list-item>
                <text:p text:style-name="P39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6751696711362190797" text:style-name="L17">
              <text:list-item>
                <text:p text:style-name="P40">年配の人。白髪あり。コン打ちをよく分かっているように見受けた。</text:p>
              </text:list-item>
              <text:list-item>
                <text:p text:style-name="P40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1847513029147437720" text:style-name="L18">
              <text:list-item>
                <text:p text:style-name="P41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3934882348584070707" text:style-name="L19">
              <text:list-item>
                <text:p text:style-name="P42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7098586476228978133" text:style-name="L20">
              <text:list-item>
                <text:p text:style-name="P43">２名。一人は、鼻の付け根（目尻の傍の）が、凹んでいる。</text:p>
              </text:list-item>
              <text:list-item>
                <text:p text:style-name="P43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303071526636816276" text:style-name="L21">
              <text:list-item>
                <text:p text:style-name="P44">メガネあり。前歯、上の、が出っ張っている。笑みをいつも作っている。</text:p>
              </text:list-item>
              <text:list-item>
                <text:p text:style-name="P44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6543978618468849004" text:style-name="L22">
              <text:list-item>
                <text:p text:style-name="P45">佐藤工業、古川さん。夕方５時５０分ぐらいか、電話する。</text:p>
              </text:list-item>
              <text:list-item>
                <text:p text:style-name="P45">当日の打設場所。スラブには、スリーブはない。壁のみ。（ｆ１）</text:p>
              </text:list-item>
              <text:list-item>
                <text:p text:style-name="P45">そのため、壁・柱を打ち終われば、本来、設備側としての相番の作業は、完了。（ｆ２）</text:p>
              </text:list-item>
              <text:list-item>
                <text:p text:style-name="P45">ｆ２に根拠を置くと、本来、相番作業は、その日について言えば、残業は発生しない。（ｃ１）</text:p>
              </text:list-item>
              <text:list-item>
                <text:p text:style-name="P45">ｃ１によれば、残業代を支払う義務は、発注側には、発生しない。（ｃ２）</text:p>
              </text:list-item>
              <text:list-item>
                <text:p text:style-name="P45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1835585523891470775" text:style-name="L23">
              <text:list-item>
                <text:p text:style-name="P46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9174116218568219040" text:style-name="L24">
              <text:list-item>
                <text:p text:style-name="P47">柱、壁　=&gt;　パラペット。３区画に分かれている。奥の２区画を先に、この順序で。</text:p>
              </text:list-item>
              <text:list-item>
                <text:p text:style-name="P47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6625981556450370574" text:style-name="L25">
              <text:list-item>
                <text:p text:style-name="P48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1383479292822861628" text:style-name="L26">
              <text:list-item>
                <text:p text:style-name="P4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419297347855781564" text:style-name="L27">
              <text:list-item>
                <text:p text:style-name="P5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2800468836469289969" text:style-name="L28">
              <text:list-item>
                <text:p text:style-name="P51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2"/>
      <text:p text:style-name="P4">[/ 20200117_161555]</text:p>
      <text:p text:style-name="P12"/>
      <text:p text:style-name="P7"/>
      <text:p text:style-name="P2">---------------------------------------------------------------</text:p>
      <text:p text:style-name="P4">[20200126_212615]</text:p>
      <text:p text:style-name="P12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下作延六丁目計画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晴れ。雲あり。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津田山駅（南武線）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8383790379020868708" text:style-name="L57">
              <text:list-item>
                <text:p text:style-name="P78">「FUJITA」。２人。１人は、ベトナムか。</text:p>
              </text:list-item>
              <text:list-item>
                <text:p text:style-name="P78">ベトナム人らしき人。若く見える。顔の輪郭は、細長。</text:p>
                <text:list>
                  <text:list-item>
                    <text:p text:style-name="P78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78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9196877822318543658" text:style-name="L29">
              <text:list-item>
                <text:p text:style-name="P52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2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<text:soft-page-break/>相番の人</text:p>
          </table:table-cell>
          <table:table-cell table:style-name="表2.C2" office:value-type="string">
            <text:list xml:id="list2461295524622828050" text:style-name="L30">
              <text:list-item>
                <text:p text:style-name="P53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3"><text:soft-page-break/>相番は、気が楽。ボイド設置よりも。それで、相番に結構入っている、ここのところ。</text:p>
              </text:list-item>
              <text:list-item>
                <text:p text:style-name="P53">ボイド付けの仕事には、ベビーサンダーも持参している。現場にないことがあるから。</text:p>
              </text:list-item>
              <text:list-item>
                <text:p text:style-name="P53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3538708524347028204" text:style-name="L31">
              <text:list-item>
                <text:p text:style-name="P54">年配の人。結婚指輪を嵌めている。猫背。体格は、上半身ががっちりしている。</text:p>
              </text:list-item>
              <text:list-item>
                <text:p text:style-name="P54">朝、ゲートを開けていた。近寄ると、「どちらさん？」と詰問してくる。</text:p>
              </text:list-item>
              <text:list-item>
                <text:p text:style-name="P54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3069849066836686435" text:style-name="L32">
              <text:list-item>
                <text:p text:style-name="P55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2407466240170775581" text:style-name="L33">
              <text:list-item>
                <text:p text:style-name="P56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4881730824511739768" text:style-name="L34">
              <text:list-item>
                <text:p text:style-name="P57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6576923744886533720" text:style-name="L35">
              <text:list-item>
                <text:p text:style-name="P58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4772941781954977501" text:style-name="L36">
              <text:list-item>
                <text:p text:style-name="P59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3151270874422072091" text:style-name="L37">
              <text:list-item>
                <text:p text:style-name="P6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8678735159015424423" text:style-name="L38">
              <text:list-item>
                <text:p text:style-name="P61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8831298921063452016" text:style-name="L39">
              <text:list-item>
                <text:p text:style-name="P62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2719501915007952615" text:style-name="L40">
              <text:list-item>
                <text:p text:style-name="P63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5255219315041687267" text:style-name="L41">
              <text:list-item>
                <text:p text:style-name="P64">＝＝＞各担当の人たちの欄</text:p>
              </text:list-item>
            </text:list>
          </table:table-cell>
        </table:table-row>
      </table:table>
      <text:p text:style-name="P12"/>
      <text:p text:style-name="P4">[/ 20200126_215143]</text:p>
      <text:p text:style-name="P7"><text:soft-page-break/>@@@</text:p>
      <text:p text:style-name="P2"/>
      <text:p text:style-name="P2">---------------------------------------------------------------</text:p>
      <text:p text:style-name="P4">[XXX]</text:p>
      <text:p text:style-name="P12"/>
      <text:p text:style-name="P3"><text:span text:style-name="T3">作業日：XX</text:span><text:span text:style-name="T4">/XX XX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/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1724387" text:continue-list="list6557869339012062432" text:style-name="L1">
              <text:list-item>
                <text:p text:style-name="P24"/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926693366066374051" text:style-name="L58">
              <text:list-item>
                <text:p text:style-name="P79"/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3244625108702460232" text:style-name="L59">
              <text:list-item>
                <text:p text:style-name="P80"/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398657768685135507" text:style-name="L60">
              <text:list-item>
                <text:p text:style-name="P81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2672106124847359162" text:style-name="L61">
              <text:list-item>
                <text:p text:style-name="P82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5215751606024194299" text:style-name="L62">
              <text:list-item>
                <text:p text:style-name="P83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702665534897892862" text:style-name="L63">
              <text:list-item>
                <text:p text:style-name="P84"/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5254224635318723427" text:style-name="L64">
              <text:list-item>
                <text:p text:style-name="P8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6349113452513620331" text:style-name="L65">
              <text:list-item>
                <text:p text:style-name="P86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352126046340819113" text:style-name="L66">
              <text:list-item>
                <text:p text:style-name="P87"/>
              </text:list-item>
            </text:list>
          </table:table-cell>
        </table:table-row>
        <text:soft-page-break/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5969233545164231668" text:style-name="L67">
              <text:list-item>
                <text:p text:style-name="P88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8630915546118077837" text:style-name="L68">
              <text:list-item>
                <text:p text:style-name="P89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5488049211858847555" text:style-name="L69">
              <text:list-item>
                <text:p text:style-name="P9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762552452495891051" text:style-name="L70">
              <text:list-item>
                <text:p text:style-name="P91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12"/>
      <text:p text:style-name="P11"/>
      <text:p text:style-name="P11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2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41752165" text:continue-list="list41724387" text:style-name="L1">
              <text:list-item>
                <text:p text:style-name="P2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845197042568265970" text:style-name="L42">
              <text:list-item>
                <text:p text:style-name="P6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4107422176695105098" text:style-name="L43">
              <text:list-item>
                <text:p text:style-name="P66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oft-page-break/><text:span text:style-name="T2">警備</text:span></text:p>
          </table:table-cell>
          <table:table-cell table:style-name="表13.C2" office:value-type="string">
            <text:list xml:id="list4259627179867618850" text:style-name="L44">
              <text:list-item>
                <text:p text:style-name="P6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さん</text:span></text:p>
          </table:table-cell>
          <table:table-cell table:style-name="表13.C2" office:value-type="string">
            <text:list xml:id="list3364849667482907408" text:style-name="L45">
              <text:list-item>
                <text:p text:style-name="P6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4396359963382060653" text:style-name="L46">
              <text:list-item>
                <text:p text:style-name="P6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573205244982670767" text:style-name="L47">
              <text:list-item>
                <text:p text:style-name="P7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4612017855243413985" text:style-name="L48">
              <text:list-item>
                <text:p text:style-name="P7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2439844007715306069" text:style-name="L49">
              <text:list-item>
                <text:p text:style-name="P7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1017754232860043085" text:style-name="L50">
              <text:list-item>
                <text:p text:style-name="P7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5229865329406079181" text:style-name="L51">
              <text:list-item>
                <text:p text:style-name="P7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395992270156771767" text:style-name="L52">
              <text:list-item>
                <text:p text:style-name="P7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6527625150217072309" text:style-name="L53">
              <text:list-item>
                <text:p text:style-name="P7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3670336017212288991" text:style-name="L54">
              <text:list-item>
                <text:p text:style-name="P77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3256413476839959864" text:style-name="L55">
        <text:list-item>
          <text:p text:style-name="P16">start apps</text:p>
          <text:list>
            <text:list-item>
              <text:p text:style-name="P16">doc (this)</text:p>
            </text:list-item>
            <text:list-item>
              <text:p text:style-name="P16">folder : C:\WORKS_2\WS\WS_Others.miscs\misc_files</text:p>
            </text:list-item>
            <text:list-item>
              <text:p text:style-name="P16"><text:soft-page-break/>web page</text:p>
              <text:list>
                <text:list-item>
                  <text:p text:style-name="P1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2603478744120774795" text:style-name="L56">
        <text:list-item>
          <text:p text:style-name="P14">close</text:p>
          <text:list>
            <text:list-item>
              <text:p text:style-name="P14">image file</text:p>
            </text:list-item>
            <text:list-item>
              <text:p text:style-name="P14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4">folder : C:\WORKS_2\WS\WS_Others.miscs\misc_files</text:p>
            </text:list-item>
            <text:list-item>
              <text:p text:style-name="P14">this</text:p>
            </text:list-item>
          </text:list>
        </text:list-item>
        <text:list-item>
          <text:p text:style-name="P1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  <table:table-row>
          <table:table-cell table:style-name="表276.A2" office:value-type="string">
            <text:p text:style-name="P10">e &amp;&amp; p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</table:table>
      <text:list xml:id="list41751121" text:continue-numbering="true" text:style-name="L56">
        <text:list-item>
          <text:p text:style-name="P21"/>
        </text:list-item>
      </text:list>
      <text:p text:style-name="P13">/ <text:span text:style-name="T1">------------------------------------------------------ [STEPS : closing] 20191106_154827 /</text:span></text:p>
      <text:p text:style-name="P13"/>
      <text:p text:style-name="P1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1-26T21:52:13.32</dc:date>
    <dc:creator>iwabuchi ken</dc:creator>
    <meta:editing-duration>PT12H4M49S</meta:editing-duration>
    <meta:editing-cycles>81</meta:editing-cycles>
    <meta:generator>OpenOffice/4.1.3$Win32 OpenOffice.org_project/413m1$Build-9783</meta:generator>
    <meta:document-statistic meta:table-count="6" meta:image-count="0" meta:object-count="0" meta:page-count="9" meta:paragraph-count="271" meta:word-count="3800" meta:character-count="5380"/>
  </office:meta>
</office:document-meta>
</file>